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0">
            <text:p>80</text:p>
          </table:table-cell>
          <table:table-cell table:style-name="ce5" table:number-columns-repeated="3"/>
        </table:table-row>
        <table:table-row table:style-name="ro1">
          <table:table-cell office:value-type="string">
            <text:p>Dokument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string">
            <text:p>Normal + hover</text:p>
          </table:table-cell>
          <table:table-cell office:value-type="string">
            <text:p>Has children</text:p>
          </table:table-cell>
          <table:table-cell office:value-type="string">
            <text:p>Has children + hover</text:p>
          </table:table-cell>
          <table:table-cell office:value-type="string">
            <text:p>Expanded</text:p>
          </table:table-cell>
          <table:table-cell office:value-type="string">
            <text:p>exp.+hover</text:p>
          </table:table-cell>
          <table:table-cell table:number-columns-repeated="3"/>
        </table:table-row>
        <table:table-row table:style-name="ro1">
          <table:table-cell office:value-type="string">
            <text:p>Folder</text:p>
          </table:table-cell>
          <table:table-cell office:value-type="float" office:value="16">
            <text:p>16</text:p>
          </table:table-cell>
          <table:table-cell office:value-type="string">
            <text:p>Normal</text:p>
          </table:table-cell>
          <table:table-cell office:value-type="string">
            <text:p>Normal + hover</text:p>
          </table:table-cell>
          <table:table-cell office:value-type="string">
            <text:p>Has children</text:p>
          </table:table-cell>
          <table:table-cell office:value-type="string">
            <text:p>Has children + hover</text:p>
          </table:table-cell>
          <table:table-cell office:value-type="string">
            <text:p>Expanded</text:p>
          </table:table-cell>
          <table:table-cell office:value-type="string">
            <text:p>exp.+hover</text:p>
          </table:table-cell>
          <table:table-cell table:number-columns-repeated="3"/>
        </table:table-row>
        <table:table-row table:style-name="ro1">
          <table:table-cell office:value-type="string">
            <text:p>Checkbox</text:p>
          </table:table-cell>
          <table:table-cell office:value-type="float" office:value="32">
            <text:p>32</text:p>
          </table:table-cell>
          <table:table-cell office:value-type="string">
            <text:p>Normal</text:p>
          </table:table-cell>
          <table:table-cell office:value-type="string">
            <text:p>Normal + hover</text:p>
          </table:table-cell>
          <table:table-cell office:value-type="string">
            <text:p>Selected</text:p>
          </table:table-cell>
          <table:table-cell office:value-type="string">
            <text:p>Selected + hover</text:p>
          </table:table-cell>
          <table:table-cell office:value-type="string">
            <text:p>Partsel</text:p>
          </table:table-cell>
          <table:table-cell office:value-type="string">
            <text:p>Partsel + hover</text:p>
          </table:table-cell>
          <table:table-cell table:number-columns-repeated="3"/>
        </table:table-row>
        <table:table-row table:style-name="ro1">
          <table:table-cell office:value-type="string">
            <text:p>Radio button</text:p>
          </table:table-cell>
          <table:table-cell office:value-type="float" office:value="48">
            <text:p>48</text:p>
          </table:table-cell>
          <table:table-cell office:value-type="string">
            <text:p>Normal</text:p>
          </table:table-cell>
          <table:table-cell office:value-type="string">
            <text:p>Normal + hover</text:p>
          </table:table-cell>
          <table:table-cell office:value-type="string">
            <text:p>Selected</text:p>
          </table:table-cell>
          <table:table-cell office:value-type="string">
            <text:p>Selected + hover</text:p>
          </table:table-cell>
          <table:table-cell office:value-type="string">
            <text:p>Partsel</text:p>
          </table:table-cell>
          <table:table-cell office:value-type="string">
            <text:p>Partsel + hover</text:p>
          </table:table-cell>
          <table:table-cell table:number-columns-repeated="3"/>
        </table:table-row>
        <table:table-row table:style-name="ro1">
          <table:table-cell office:value-type="string">
            <text:p>Expander (end nodes)</text:p>
          </table:table-cell>
          <table:table-cell office:value-type="float" office:value="64">
            <text:p>64</text:p>
          </table:table-cell>
          <table:table-cell office:value-type="string">
            <text:p>End node</text:p>
          </table:table-cell>
          <table:table-cell office:value-type="string">
            <text:p>End node, last</text:p>
          </table:table-cell>
          <table:table-cell table:style-name="ce4" office:value-type="string">
            <text:p>(unused)</text:p>
          </table:table-cell>
          <table:table-cell table:style-name="ce4" office:value-type="string">
            <text:p>(unused)</text:p>
          </table:table-cell>
          <table:table-cell office:value-type="string">
            <text:p>empty</text:p>
          </table:table-cell>
          <table:table-cell office:value-type="string">
            <text:p>V-line</text:p>
          </table:table-cell>
          <table:table-cell table:number-columns-repeated="3"/>
        </table:table-row>
        <table:table-row table:style-name="ro1">
          <table:table-cell office:value-type="string">
            <text:p>Expander (w/ children)</text:p>
          </table:table-cell>
          <table:table-cell office:value-type="float" office:value="80">
            <text:p>80</text:p>
          </table:table-cell>
          <table:table-cell office:value-type="string">
            <text:p>Parent [+]</text:p>
          </table:table-cell>
          <table:table-cell office:value-type="string">
            <text:p>Parent + hover</text:p>
          </table:table-cell>
          <table:table-cell office:value-type="string">
            <text:p>Expanded [-]</text:p>
          </table:table-cell>
          <table:table-cell office:value-type="string">
            <text:p>Expanded + hover</text:p>
          </table:table-cell>
          <table:table-cell office:value-type="string">
            <text:p>Lazy [*]</text:p>
          </table:table-cell>
          <table:table-cell office:value-type="string">
            <text:p>Lazy + hover</text:p>
          </table:table-cell>
          <table:table-cell table:number-columns-repeated="3"/>
        </table:table-row>
        <table:table-row table:style-name="ro1">
          <table:table-cell office:value-type="string">
            <text:p>Expander (lastsib, w/ children)</text:p>
          </table:table-cell>
          <table:table-cell office:value-type="float" office:value="96">
            <text:p>96</text:p>
          </table:table-cell>
          <table:table-cell office:value-type="string">
            <text:p>Parent [+]</text:p>
          </table:table-cell>
          <table:table-cell office:value-type="string">
            <text:p>Parent + hover</text:p>
          </table:table-cell>
          <table:table-cell office:value-type="string">
            <text:p>Expanded [-]</text:p>
          </table:table-cell>
          <table:table-cell office:value-type="string">
            <text:p>Expanded + hover</text:p>
          </table:table-cell>
          <table:table-cell office:value-type="string">
            <text:p>Lazy [*]</text:p>
          </table:table-cell>
          <table:table-cell office:value-type="string">
            <text:p>Lazy + hover</text:p>
          </table:table-cell>
          <table:table-cell table:number-columns-repeated="3"/>
        </table:table-row>
        <table:table-row table:style-name="ro1">
          <table:table-cell office:value-type="string">
            <text:p>Status</text:p>
          </table:table-cell>
          <table:table-cell office:value-type="float" office:value="112">
            <text:p>112</text:p>
          </table:table-cell>
          <table:table-cell office:value-type="string">
            <text:p>Error (!)</text:p>
          </table:table-cell>
          <table:table-cell office:value-type="string">
            <text:p>Drop reject</text:p>
          </table:table-cell>
          <table:table-cell office:value-type="string">
            <text:p>Drop accept</text:p>
          </table:table-cell>
          <table:table-cell table:style-name="ce4" office:value-type="string">
            <text:p>(unused)</text:p>
          </table:table-cell>
          <table:table-cell table:style-name="ce4" office:value-type="string">
            <text:p>(unused)</text:p>
          </table:table-cell>
          <table:table-cell table:style-name="ce4" office:value-type="string">
            <text:p>(unused)</text:p>
          </table:table-cell>
          <table:table-cell table:number-columns-repeated="3"/>
        </table:table-row>
        <table:table-row table:style-name="ro1">
          <table:table-cell office:value-type="string">
            <text:p>Drop marker (24x16)</text:p>
          </table:table-cell>
          <table:table-cell office:value-type="float" office:value="128">
            <text:p>128</text:p>
          </table:table-cell>
          <table:table-cell office:value-type="string" table:number-columns-spanned="2" table:number-rows-spanned="1">
            <text:p>Drop here</text:p>
          </table:table-cell>
          <table:covered-table-cell/>
          <table:table-cell office:value-type="string" table:number-columns-spanned="2" table:number-rows-spanned="1">
            <text:p>Move here</text:p>
          </table:table-cell>
          <table:covered-table-cell/>
          <table:table-cell office:value-type="string" table:number-columns-spanned="2" table:number-rows-spanned="1">
            <text:p>Copy here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Drop marker (64x16)</text:p>
          </table:table-cell>
          <table:table-cell office:value-type="float" office:value="144">
            <text:p>144</text:p>
          </table:table-cell>
          <table:table-cell office:value-type="string" table:number-columns-spanned="4" table:number-rows-spanned="1">
            <text:p>Drop sibling here</text:p>
          </table:table-cell>
          <table:covered-table-cell table:number-columns-repeated="3"/>
          <table:table-cell table:style-name="ce4" office:value-type="string">
            <text:p>(unused)</text:p>
          </table:table-cell>
          <table:table-cell table:style-name="ce4" office:value-type="string">
            <text:p>(unused)</text:p>
          </table:table-cell>
          <table:table-cell table:number-columns-repeated="3"/>
        </table:table-row>
        <table:table-row table:style-name="ro1" table:number-rows-repeated="9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5">05.12.2010</text:date>, <text:time>20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52M37S</meta:editing-duration>
    <meta:editing-cycles>15</meta:editing-cycles>
    <meta:generator>OpenOffice.org/3.2$Win32 OpenOffice.org_project/320m12$Build-9483</meta:generator>
    <dc:date>2010-12-05T20:48:35.28</dc:date>
    <dc:creator>Martin Wendt</dc:creator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